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25.04pt"/>
    </style:style>
    <style:style style:name="co2" style:family="table-column">
      <style:table-column-properties fo:break-before="auto" style:column-width="218.04pt"/>
    </style:style>
    <style:style style:name="co3" style:family="table-column">
      <style:table-column-properties fo:break-before="auto" style:column-width="326.41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393.7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mplates">
      <style:table-properties table:display="true" style:writing-mode="lr-tb"/>
    </style:style>
    <style:style style:name="ta2" style:family="table" style:master-page-name="PageStyle_5f_Contrôleur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2472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aramètres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ffiche l'écran d'accueil avec liste article - liste concert - créer concert - rechercher un concert et se connecter (si utilisateur non connecté)</text:p>
            <text:p> si utilisateur connecté ajoute : messagerie - mes concert et remplace se connecter par modifier compte</text:p>
          </table:table-cell>
          <table:table-cell table:style-name="ce2" office:value-type="string" calcext:value-type="string">
            <text:p>accueil</text:p>
          </table:table-cell>
          <table:table-cell table:style-name="ce2" office:value-type="string" calcext:value-type="string">
            <text:p>$id : si utilisateur connecté</text:p>
            <text:p>$artistes : tableau d'objet artiste indexé par l'id</text:p>
            <text:p>$concert : tableau d'objet concerts indexé par l'id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ffiche la page de connexion avec formulaire id-pwd + btn création</text:p>
          </table:table-cell>
          <table:table-cell table:style-name="ce2" office:value-type="string" calcext:value-type="string">
            <text:p>page_connexion</text:p>
          </table:table-cell>
          <table:table-cell table:style-name="ce2" office:value-type="string" calcext:value-type="string">
            <text:p>aucu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ffiche le formulaire utilisateur vierge si dde création compte</text:p>
            <text:p>affiche formulaire modification si btn modifier (ajoute btn supprimer)</text:p>
          </table:table-cell>
          <table:table-cell table:style-name="ce2" office:value-type="string" calcext:value-type="string">
            <text:p>form_creation_modification_utilisateur</text:p>
          </table:table-cell>
          <table:table-cell table:style-name="ce2" office:value-type="string" calcext:value-type="string">
            <text:p>$id : si modification</text:p>
            <text:p>sinon aucu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ffiche les information concernant un utilisateur (+ si c'est un artiste : la liste de ses concerts)</text:p>
          </table:table-cell>
          <table:table-cell table:style-name="ce2" office:value-type="string" calcext:value-type="string">
            <text:p>detail_utilisateur</text:p>
          </table:table-cell>
          <table:table-cell table:style-name="ce2" office:value-type="string" calcext:value-type="string">
            <text:p>$id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ffiche le formulaire concert vierge si dde création concert</text:p>
            <text:p>affiche formulaire modification si btn modifier (ajoute btn supprimer)</text:p>
          </table:table-cell>
          <table:table-cell table:style-name="ce2" office:value-type="string" calcext:value-type="string">
            <text:p>form_creation_modification_concert</text:p>
          </table:table-cell>
          <table:table-cell table:style-name="ce2" office:value-type="string" calcext:value-type="string">
            <text:p>$id : si modification id du concert</text:p>
            <text:p>$id : si création id de l'utilisateu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fiche la liste des concerts créé par l'utilisateur (si il y en a)</text:p>
          </table:table-cell>
          <table:table-cell table:style-name="ce3" office:value-type="string" calcext:value-type="string">
            <text:p>liste_mes_concerts</text:p>
          </table:table-cell>
          <table:table-cell table:style-name="ce2" office:value-type="string" calcext:value-type="string">
            <text:p>$liste : tableau d'objet concert indéxé par l'id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ffiche la liste des discussion de l'utilisateur</text:p>
          </table:table-cell>
          <table:table-cell table:style-name="ce2" office:value-type="string" calcext:value-type="string">
            <text:p>messagerie</text:p>
          </table:table-cell>
          <table:table-cell table:style-name="ce2" office:value-type="string" calcext:value-type="string">
            <text:p>$liste : tableau d'objet interlocuteur indéxé par l'id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ffiche la liste des message de l'utilisateur avec un interlocuteur spécifique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$liste : tableau d'objet message indéxé par l'id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ffiche le détail d'un message</text:p>
          </table:table-cell>
          <table:table-cell table:style-name="ce3" office:value-type="string" calcext:value-type="string">
            <text:p>detail_message</text:p>
          </table:table-cell>
          <table:table-cell table:style-name="ce2" office:value-type="string" calcext:value-type="string">
            <text:p>$id : id du message à affiche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ffiche le formulaire d'envoi d'un message</text:p>
          </table:table-cell>
          <table:table-cell table:style-name="ce2" office:value-type="string" calcext:value-type="string">
            <text:p>form_envoi_message</text:p>
          </table:table-cell>
          <table:table-cell table:style-name="ce2" office:value-type="string" calcext:value-type="string">
            <text:p>$id : id de l'interlocuteu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ffiche la liste des concert remploiassant les critère de recherche</text:p>
          </table:table-cell>
          <table:table-cell table:style-name="ce3" office:value-type="string" calcext:value-type="string">
            <text:p>recherche</text:p>
          </table:table-cell>
          <table:table-cell table:style-name="ce2" office:value-type="string" calcext:value-type="string">
            <text:p>$ liste : liste d'objet concert indexé par l'id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3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983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ôleurs" table:style-name="ta2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aramètres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vérifie si l'utilisateur est connecté avant de demander l'affichage de l'écran d'accueil</text:p>
          </table:table-cell>
          <table:table-cell table:style-name="ce2" office:value-type="string" calcext:value-type="string">
            <text:p>afficher_accueil</text:p>
          </table:table-cell>
          <table:table-cell table:style-name="ce2" office:value-type="string" calcext:value-type="string">
            <text:p>$_GET[id] : si utilisateur connecté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de l'affichage de la page de connexion</text:p>
          </table:table-cell>
          <table:table-cell table:style-name="ce2" office:value-type="string" calcext:value-type="string">
            <text:p>afficher_page_connexion</text:p>
          </table:table-cell>
          <table:table-cell table:style-name="ce2" office:value-type="string" calcext:value-type="string">
            <text:p>aucu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vérifie si l'utilisateur est connecté avant de demander l'affichage du formulaire de création modification</text:p>
          </table:table-cell>
          <table:table-cell table:style-name="ce2" office:value-type="string" calcext:value-type="string">
            <text:p>afficher_form_creation_modification_utilisateur</text:p>
          </table:table-cell>
          <table:table-cell table:style-name="ce2" office:value-type="string" calcext:value-type="string">
            <text:p>$_GET[id] : si utilisateur connecté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joute un utilisateur dans la base de données</text:p>
          </table:table-cell>
          <table:table-cell table:style-name="ce2" office:value-type="string" calcext:value-type="string">
            <text:p>ajouter_utilisateur</text:p>
          </table:table-cell>
          <table:table-cell table:style-name="ce2" office:value-type="string" calcext:value-type="string">
            <text:p>$_POST[] : données de l'utilisateur à crée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4" office:value-type="string" calcext:value-type="string">
            <text:p>Modifie un utilisateur dans la base de données</text:p>
          </table:table-cell>
          <table:table-cell table:style-name="ce2" office:value-type="string" calcext:value-type="string">
            <text:p>modifier_utilisateur</text:p>
          </table:table-cell>
          <table:table-cell table:style-name="ce2" office:value-type="string" calcext:value-type="string">
            <text:p>$_GET[id] : id de l'utilisateur à modifier</text:p>
            <text:p>$_POST[] : données à modifie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upprime un utilisateur dans la base de données</text:p>
          </table:table-cell>
          <table:table-cell table:style-name="ce2" office:value-type="string" calcext:value-type="string">
            <text:p>supprimer_utilisateur</text:p>
          </table:table-cell>
          <table:table-cell table:style-name="ce2" office:value-type="string" calcext:value-type="string">
            <text:p>$_GET[id] : id de l'utilisateur à supprime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emande l'affichage des détail de l'utilisateur demandé</text:p>
          </table:table-cell>
          <table:table-cell table:style-name="ce2" office:value-type="string" calcext:value-type="string">
            <text:p>afficher_detail_utilisateur</text:p>
          </table:table-cell>
          <table:table-cell table:style-name="ce2" office:value-type="string" calcext:value-type="string">
            <text:p>$_GET[id] : id de l'utilisateur à affiche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vérifie si dde = création pou modification et affiche le formulaoire en fonction</text:p>
          </table:table-cell>
          <table:table-cell table:style-name="ce2" office:value-type="string" calcext:value-type="string">
            <text:p>afficher_form_creation_modification_concert</text:p>
          </table:table-cell>
          <table:table-cell table:style-name="ce2" office:value-type="string" calcext:value-type="string">
            <text:p>$_GET[id] : si modification id du concert</text:p>
            <text:p>$_GET[id] : si création id de l'utilisateu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écupère la liste des concert créé par l'utilisateur et dde l'affichage</text:p>
          </table:table-cell>
          <table:table-cell table:style-name="ce2" office:value-type="string" calcext:value-type="string">
            <text:p>afficher_liste_mes_concerts</text:p>
          </table:table-cell>
          <table:table-cell table:style-name="ce2" office:value-type="string" calcext:value-type="string">
            <text:p>$_GET[id] : id de l'utilisateu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joute un concert dans la base de données</text:p>
          </table:table-cell>
          <table:table-cell table:style-name="ce2" office:value-type="string" calcext:value-type="string">
            <text:p>ajouter_concert</text:p>
          </table:table-cell>
          <table:table-cell table:style-name="ce2" office:value-type="string" calcext:value-type="string">
            <text:p>$_POST[] : données du concert à crée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4" office:value-type="string" calcext:value-type="string">
            <text:p>Modifie un concertdans la base de données</text:p>
          </table:table-cell>
          <table:table-cell table:style-name="ce2" office:value-type="string" calcext:value-type="string">
            <text:p>modifier_concert</text:p>
          </table:table-cell>
          <table:table-cell table:style-name="ce2" office:value-type="string" calcext:value-type="string">
            <text:p>$_GET[id] : id du concert à modifier</text:p>
            <text:p>$_POST[] : données à modifie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upprime un concert dans la base de données</text:p>
          </table:table-cell>
          <table:table-cell table:style-name="ce2" office:value-type="string" calcext:value-type="string">
            <text:p>supprimer_concert</text:p>
          </table:table-cell>
          <table:table-cell table:style-name="ce2" office:value-type="string" calcext:value-type="string">
            <text:p>$_GET[id] : id du concert à supprime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écupère la liste des message de l'utilisateur et dde l'affichege de la messagerie</text:p>
          </table:table-cell>
          <table:table-cell table:style-name="ce2" office:value-type="string" calcext:value-type="string">
            <text:p>afficher_messagerie</text:p>
          </table:table-cell>
          <table:table-cell table:style-name="ce2" office:value-type="string" calcext:value-type="string">
            <text:p>$_GET[id] : id de l'utilisateu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écupère l'id de l'utilisateur et l'id de l'interlocuteur pour demandé l'affichage des message de mla discussion entre les 2</text:p>
          </table:table-cell>
          <table:table-cell table:style-name="ce2" office:value-type="string" calcext:value-type="string">
            <text:p>afficher_discussion</text:p>
          </table:table-cell>
          <table:table-cell table:style-name="ce2" office:value-type="string" calcext:value-type="string">
            <text:p>$_GET[id] : id de l'utilisateur</text:p>
            <text:p>$_GET[interlocuteur] : id de l'interlocuteur de la discussio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écupère les données du message à aficher et dde l'affichage</text:p>
          </table:table-cell>
          <table:table-cell table:style-name="ce3" office:value-type="string" calcext:value-type="string">
            <text:p>afficher_detail_message</text:p>
          </table:table-cell>
          <table:table-cell table:style-name="ce2" office:value-type="string" calcext:value-type="string">
            <text:p>$_GET[id] : id du message à affiche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ecupère id util et interlocuteurdemande l'affichage du form d'envoi de msg</text:p>
          </table:table-cell>
          <table:table-cell table:style-name="ce2" office:value-type="string" calcext:value-type="string">
            <text:p>afficher_form_envoi_message</text:p>
          </table:table-cell>
          <table:table-cell table:style-name="ce2" office:value-type="string" calcext:value-type="string">
            <text:p>$_GET[id] : id de l'utilisateur</text:p>
            <text:p>$_GET[interlocuteur] : id de l'interlocuteu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Enregistre le message dans la base de donnée</text:p>
          </table:table-cell>
          <table:table-cell table:style-name="ce2" office:value-type="string" calcext:value-type="string">
            <text:p>envoyer_message</text:p>
          </table:table-cell>
          <table:table-cell table:style-name="ce2" office:value-type="string" calcext:value-type="string">
            <text:p>$_GET[id] : id de l'utilisateur</text:p>
            <text:p>$_GET[interlocuteur] : id de l'interlocuteur de la discussion</text:p>
            <text:p>$_POST[] : données du message à envoyer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écupère liste des concert remplissant les critère <text:s/>et dde son affichage</text:p>
          </table:table-cell>
          <table:table-cell table:style-name="ce3" office:value-type="string" calcext:value-type="string">
            <text:p>afficher_recherche</text:p>
          </table:table-cell>
          <table:table-cell table:style-name="ce2" office:value-type="string" calcext:value-type="string">
            <text:p>$_POST[type, region] : critere de filtration pour chercher la liste des concert correspondants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5"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983">
          <table:table-cell table:style-name="ce2" table:number-columns-repeated="26"/>
          <table:table-cell table:number-columns-repeated="998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s" style:display-name="PageStyle_Templ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ôleurs" style:display-name="PageStyle_Contrôleu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3" meta:object-count="0"/>
    <meta:generator>LibreOfficeDev/6.0.5.2$Linux_X86_64 LibreOffice_project/</meta:generator>
  </office:meta>
</office:document-meta>
</file>